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1 #include&lt;stdio.h&gt;</text:p>
      <text:p text:style-name="Standard"><text:s/>2 #include&lt;unistd.h&gt;</text:p>
      <text:p text:style-name="Standard"><text:s/>3 #include&lt;sys/types.h&gt;</text:p>
      <text:p text:style-name="Standard"><text:s/>4 #include&lt;sys/wait.h&gt;</text:p>
      <text:p text:style-name="Standard"><text:s/>5 #include&lt;signal.h&gt;</text:p>
      <text:p text:style-name="Standard"><text:s/>6 void signal_int();</text:p>
      <text:p text:style-name="Standard"><text:s/>7 void signal_quit();</text:p>
      <text:p text:style-name="Standard"><text:s/>8 void main(){</text:p>
      <text:p text:style-name="Standard"><text:s/>9 <text:s text:c="8"/>printf("1.%d\n",getpid());</text:p>
      <text:p text:style-name="Standard">10 <text:s text:c="8"/>signal(SIGINT,signal_int);</text:p>
      <text:p text:style-name="Standard">11 <text:s text:c="8"/>signal(SIGQUIT,signal_quit);</text:p>
      <text:p text:style-name="Standard">12 <text:s text:c="8"/>int n1=fork();</text:p>
      <text:p text:style-name="Standard">13 <text:s text:c="8"/>if(n1==0){</text:p>
      <text:p text:style-name="Standard">14 <text:s text:c="16"/>while(1);</text:p>
      <text:p text:style-name="Standard">15 <text:s text:c="8"/>}</text:p>
      <text:p text:style-name="Standard">16 <text:s text:c="8"/>else{</text:p>
      <text:p text:style-name="Standard">17 <text:s text:c="16"/>//printf("2.%d\n",n1);</text:p>
      <text:p text:style-name="Standard">18 <text:s text:c="16"/>printf("Parent sending siguit signal to child\n");</text:p>
      <text:p text:style-name="Standard">19 <text:s text:c="16"/>kill(n1,SIGINT);</text:p>
      <text:p text:style-name="Standard">20 <text:s text:c="16"/>//sleep(5);</text:p>
      <text:p text:style-name="Standard">21 <text:s text:c="16"/>printf("Parent sending sigquit signal to child\n");</text:p>
      <text:p text:style-name="Standard">22 <text:s text:c="16"/>kill(n1,SIGQUIT);</text:p>
      <text:p text:style-name="Standard">23 <text:s text:c="16"/>waitpid(n1,NULL,0);</text:p>
      <text:p text:style-name="Standard">24 <text:s text:c="8"/>}</text:p>
      <text:p text:style-name="Standard">25</text:p>
      <text:p text:style-name="Standard">26 }</text:p>
      <text:p text:style-name="Standard">27 void signal_int(){</text:p>
      <text:p text:style-name="Standard">28 <text:s text:c="8"/>signal(SIGINT, signal_int);</text:p>
      <text:p text:style-name="Standard">29 <text:s text:c="8"/>printf("Signal Interrupt Received\n");</text:p>
      <text:p text:style-name="Standard">30 }</text:p>
      <text:p text:style-name="Standard">31 void signal_quit(){</text:p>
      <text:p text:style-name="Standard">32 <text:s text:c="8"/>signal(SIGQUIT,signal_quit);</text:p>
      <text:p text:style-name="Standard">33 <text:s text:c="8"/>printf("Signal Quit Received\n");</text:p>
      <text:p text:style-name="Standard">34 }</text:p>
      <text:p text:style-name="Standard">3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0:53:54.574688893</meta:creation-date>
    <dc:date>2018-11-12T10:54:15.492262008</dc:date>
    <meta:editing-duration>PT24S</meta:editing-duration>
    <meta:editing-cycles>1</meta:editing-cycles>
    <meta:document-statistic meta:table-count="0" meta:image-count="0" meta:object-count="0" meta:page-count="1" meta:paragraph-count="35" meta:word-count="89" meta:character-count="942" meta:non-whitespace-character-count="655"/>
    <meta:generator>LibreOffice/6.0.6.2$Linux_X86_64 LibreOffice_project/00m0$Build-2</meta:generator>
  </office:meta>
</office:document-meta>
</file>